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color="#666666" fo:font-size="11pt" style:font-size-asian="11pt" style:font-size-complex="11pt"/>
    </style:style>
    <style:style style:name="P3" style:family="paragraph" style:parent-style-name="Standard">
      <style:text-properties fo:font-size="11pt" style:font-size-asian="11pt" style:font-size-complex="11pt"/>
    </style:style>
    <style:style style:name="T1" style:family="text">
      <style:text-properties fo:color="#0000ff"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ext:span text:style-name="T1">[N1]</text:span> Why the group stimulate generating ideas all ideas come from heads of individuals.</text:p>
      <text:p text:style-name="P1">The Leader should operate on the level of individuals and not the group (which is just abstract entity).</text:p>
      <text:p text:style-name="P1">He mush see and diffirenciate those individuals and create personally for each of them the most confortable conditions for their highest performance.</text:p>
      <text:p text:style-name="P1"/>
      <text:p text:style-name="P1">The leader is bad if he is looking over the heads of individuals and considers group members like soldiers which help him to achieve his goals.</text:p>
      <text:p text:style-name="P1"/>
      <text:p text:style-name="P1"><text:span text:style-name="T1">[N2]</text:span> Considering the uselessness of life and, at the end, any achievement, in life it is more honorable is the way how you pass through it rather, what have you created in it.</text:p>
      <text:p text:style-name="P1"/>
      <text:p text:style-name="P1">--------------------------------------------------------------------------------------------------------------------------</text:p>
      <text:p text:style-name="P1"><text:tab/>31-July-2009, Fr</text:p>
      <text:p text:style-name="P1">--------------------------------------------------------------------------------------------------------------------------</text:p>
      <text:p text:style-name="P1"><text:span text:style-name="T1">[N1]</text:span> Take <text:s/>your chances when they come. Be bold and don't afraid risk. These chances may be given for you to try something new and/or become something else. If you miss them, they may never come again.</text:p>
      <text:p text:style-name="P1"/>
      <text:p text:style-name="P1"><text:span text:style-name="T1">[N2]</text:span> Motivations, goals, principles may be changed during your Journey to the goals setup previously. Therefore, do not take them as written in stone.</text:p>
      <text:p text:style-name="P1"/>
      <text:p text:style-name="P2">This is inpired by the movie "Chronicles of Riddick".</text:p>
      <text:p text:style-name="P2">First the Riddick declares that "there will be one speed -- mine", and some time later, he violate his own principle and use his time to save Kira.</text:p>
      <text:p text:style-name="P1"><text:s text:c="2"/></text:p>
      <text:p text:style-name="P1"><text:span text:style-name="T1">[N3]</text:span> Don't give up early on results you achieved. It may took time and efforts to produce them. So, it would take the same time and efforts to reproduce them..</text:p>
      <text:p text:style-name="P1">This is one of elements from the Principle-of-Laziness.</text:p>
      <text:p text:style-name="P1"/>
      <text:p text:style-name="P1"><text:span text:style-name="T1">[N4]</text:span> Micro-management = Manager Killer.</text:p>
      <text:p text:style-name="P1"/>
      <text:p text:style-name="P1"><text:span text:style-name="T1">[N5]</text:span> Subordinates should have respect to the Leader.</text:p>
      <text:p text:style-name="P1">This respect is based on some fundamentals. One of them -- subordinates should see the superior features in their Leader (e.g. working more, more responsible, better quality of work, faster and higher quality decisions, better handling tough situations, ...). There should be at least one such thing.</text:p>
      <text:p text:style-name="P1"/>
      <text:p text:style-name="P1"><text:span text:style-name="T1">[N6]</text:span> To do things differently or to get different results -- you have to take risk and use something unknown. <text:s text:c="2"/>in your process.</text:p>
      <text:p text:style-name="P1"/>
      <text:p text:style-name="P1"><text:span text:style-name="T1">[N7]</text:span> All things should be done the best way they could be from the first attempt. The second chance (for re-do) normally never comes.</text:p>
      <text:p text:style-name="P1"/>
      <text:p text:style-name="P1">--------------------------------------------------------------------------------------------------------------------------</text:p>
      <text:p text:style-name="P1"><text:tab/>08-October-2009, Wn</text:p>
      <text:p text:style-name="P1">--------------------------------------------------------------------------------------------------------------------------</text:p>
      <text:p text:style-name="P1"><text:span text:style-name="T1">[N1]</text:span> Do not go with temporary solutions and "broken windows".</text:p>
      <text:p text:style-name="P1">"<text:span text:style-name="T2">No matter how insignificant the thing you have to do, do it as well as you can, give it as much of your car and attention as you would give to the thing you regard as most important. For it will be by those small things that you shall be judged</text:span>" -- <text:s/>Mahatma Gandhi</text:p>
      <text:p text:style-name="P1"><text:s/></text:p>
      <text:p text:style-name="P1">--------------------------------------------------------------------------------------------------------------------------</text:p>
      <text:p text:style-name="P1"><text:tab/>26-December-2009, St</text:p>
      <text:p text:style-name="P1">--------------------------------------------------------------------------------------------------------------------------</text:p>
      <text:p text:style-name="P1"><text:span text:style-name="T1">[N1]</text:span> Always execute things well and till their completion.</text:p>
      <text:p text:style-name="P1">For example, design the software, write the code, and create the documentation at the same time. Do not <text:soft-page-break/>divide it on stages. Determine the primary work -- the goals and artifacts of any project and center all activity around it. But, do not ignore other pieces. And do not make them temporary.</text:p>
      <text:p text:style-name="P1"/>
      <text:p text:style-name="P1">--------------------------------------------------------------------------------------------------------------------------</text:p>
      <text:p text:style-name="P1"><text:tab/>25-February-2010, Wn</text:p>
      <text:p text:style-name="P1">--------------------------------------------------------------------------------------------------------------------------</text:p>
      <text:p text:style-name="P1">-- Apple Chief Operating Officer Tim Cook </text:p>
      <text:p text:style-name="P1">"</text:p>
      <text:p text:style-name="P1">The executive team of the company spends a lot of time thinking and discussing how to retain and recruit the best talent in the world, because at the end of the day – I know it's a cliché – but people are our most important asset by far, and it's people that deliver innovation which is key to us. And so what else do we do other than that? Well, we are the most focused company that I know of, or have read of, or have any knowledge of. We say no to good ideas every day. We say no to great ideas in order to keep the amount of things we focus on very small in number, so that we can put enormous energy behind the ones we do choose, so that we can deliver the best products in the world. In fact, the table that each of you are sitting at today, you could probably put every product on it that Apple makes, and yet Apple's revenue last year was over $40 billion. I think the only other company that could say that is an oil company.</text:p>
      <text:p text:style-name="P1"/>
      <text:p text:style-name="P1">And that is not from just saying "Yes" to the right product which gets a lot of focus. It's saying no to many products that are good ideas, but just not nearly as good as the other ones. And so I think that this is so ingrained in our company that this hubris that you talk about which happens to companies that are successful but then decide that their sole role in life is to get bigger, and they start adding this and that and this and that. I can tell you the management team of Apple would never let that happen. That's not what we're about. So, focus on people, and ensuring that it's a small list of things to work on and putting all of our wood behind those things, that's the magic behind us.</text:p>
      <text:p text:style-name="P1">"</text:p>
      <text:p text:style-name="P1"/>
      <text:p text:style-name="P1">--------------------------------------------------------------------------------------------------------------------------</text:p>
      <text:p text:style-name="P1"><text:tab/>17-November-2010, Th</text:p>
      <text:p text:style-name="P1">--------------------------------------------------------------------------------------------------------------------------</text:p>
      <text:p text:style-name="P1"><text:span text:style-name="T1">[N1]</text:span> You do not become a master if you are doing 100 things. You become a master if you do few things 100 times.</text:p>
      <text:p text:style-name="P1"/>
      <text:p text:style-name="P1">--------------------------------------------------------------------------------------------------------------------------</text:p>
      <text:p text:style-name="P1"><text:tab/>29-November-2010, Mn</text:p>
      <text:p text:style-name="P1">--------------------------------------------------------------------------------------------------------------------------</text:p>
      <text:p text:style-name="P1"><text:span text:style-name="T1">[N1]</text:span> If you are manager/leader, your primary goal is to engage/use and navigate the talents to create a product. This is really exloitation with the goal which helps both.</text:p>
      <text:p text:style-name="P1"/>
      <text:p text:style-name="P1">--------------------------------------------------------------------------------------------------------------------------</text:p>
      <text:p text:style-name="P1"><text:tab/>31-December-2010, Fr</text:p>
      <text:p text:style-name="P1">--------------------------------------------------------------------------------------------------------------------------</text:p>
      <text:p text:style-name="P1"><text:span text:style-name="T1">[N1]</text:span> Worker attitude:</text:p>
      <text:p text:style-name="P1">a) passive -- do what is necessary for the company</text:p>
      <text:p text:style-name="P1">b) active -- do extra (in some cases may even deviate from the "company" plans and ideas of the product and direction.</text:p>
      <text:p text:style-name="P1"/>
      <text:p text:style-name="P1">In the first case, the attitutude seems reasonable -- you aligned and focus on the common good.</text:p>
      <text:p text:style-name="P1">The problem here may be -- if this is really "common" good? Or this is just you are used and working for one or small group of managers who persuing their selfish interests and trying to achive benefits. E.g. moving up on the administrative ladder or being part of the political fight with the other group. In this case -- you are just a tool. As as a tool you may be easily replaced with the "better" or more "convenient" one.</text:p>
      <text:p text:style-name="P1"/>
      <text:p text:style-name="P1">The passive attitude helps to develop a rotten enviornment, where at the end, everything is politicized and everybody working for themself and don't care a about the common future. This is an environment of "rats" or "viruses".</text:p>
      <text:p text:style-name="P1"/>
      <text:p text:style-name="P1"><text:soft-page-break/></text:p>
      <text:p text:style-name="P1"><text:span text:style-name="T1">[N2]</text:span> The qualities of a leader:</text:p>
      <text:p text:style-name="P1">a) self-driven</text:p>
      <text:p text:style-name="P1">b) doesn't deviate from the goals and right things no matter what kind of "storms" and turbulence the compan y is in.</text:p>
      <text:p text:style-name="P1">c) does extra, got his own ideas</text:p>
      <text:p text:style-name="P1">d) look at all things with the critical eye and analyze your path constantly.</text:p>
      <text:p text:style-name="P1">e) capable and willing to take a risk</text:p>
      <text:p text:style-name="P1">f) capable go along and against the wind.</text:p>
      <text:p text:style-name="P1">g) non-compromizing and extermists</text:p>
      <text:p text:style-name="P1">h) sees world around him rather than sees himself as a part of the world</text:p>
      <text:p text:style-name="P1">i) like they he does, because he chooses himself what to do</text:p>
      <text:p text:style-name="P1">j) changes environment rather than trying to adopt to it.</text:p>
      <text:p text:style-name="P1"/>
      <text:p text:style-name="P1">Leader is like a preditor on its hunt. It suppose to create his own path, be inventive, proactive, gaming ahead of others.</text:p>
      <text:p text:style-name="P1"/>
      <text:p text:style-name="P1">Leaders -- they create new paths and show new directions, they exlorers, and pilgrims...</text:p>
      <text:p text:style-name="P1"/>
      <text:p text:style-name="P1">Their path in this life is troublesome. They are not understood. They have enemies and envy people. They are scrutinize. Their successes are diminished and their failures are magnified and presented as disaster. People want to be like them, but this is not for everyone. A leader is a lifestyle and not desire to be. This is their curse rather then their happiness. Leaders never satisfied -- neither with themselves, nor others, nor their own achievement. The internal troubles push them to expreme lifestyle. The lifestyle which generates a lot of adrenalin and draining the body...</text:p>
      <text:p text:style-name="P1"/>
      <text:p text:style-name="P1">Leaders are "difficult" people. At least, for <text:s/>the reason, that they are not understood and not willing to be "complient" to the common view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29M50S</meta:editing-duration>
    <meta:editing-cycles>34</meta:editing-cycles>
    <meta:generator>OpenOffice.org/3.2$Win32 OpenOffice.org_project/320m18$Build-9502</meta:generator>
    <dc:date>2010-12-31T14:36:49.61</dc:date>
    <dc:creator>Yuri Tolstov</dc:creator>
    <meta:document-statistic meta:table-count="0" meta:image-count="0" meta:object-count="0" meta:page-count="3" meta:paragraph-count="71" meta:word-count="1331" meta:character-count="9012"/>
    <meta:user-defined meta:name="Info 1"/>
    <meta:user-defined meta:name="Info 2"/>
    <meta:user-defined meta:name="Info 3"/>
    <meta:user-defined meta:name="Info 4"/>
  </office:meta>
</office:document-meta>
</file>